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objectwithoutfill">
      <style:graphic-properties draw:stroke="dash" draw:stroke-dash="Fine_20_Dashed" svg:stroke-width="0.102cm" svg:stroke-color="#808080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draw:marker-start-width="0.353cm" draw:marker-end="Arrow" draw:marker-end-width="0.55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11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3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999999" draw:textarea-vertical-align="middle" draw:auto-grow-height="false" fo:min-height="0.749cm" fo:min-width="0.499cm"/>
    </style:style>
    <style:style style:name="gr15" style:family="graphic" style:parent-style-name="standard">
      <style:graphic-properties svg:stroke-color="#000000" draw:fill="solid" draw:fill-color="#cccccc" draw:textarea-vertical-align="middle" draw:auto-grow-height="false" fo:min-height="0.749cm" fo:min-width="0.499cm"/>
    </style:style>
    <style:style style:name="gr16" style:family="graphic" style:parent-style-name="objectwithoutfill">
      <style:graphic-properties svg:stroke-color="#000000" draw:fill="none" draw:fill-color="#ffffff" draw:textarea-vertical-align="middle"/>
    </style:style>
    <style:style style:name="gr17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18" style:family="graphic" style:parent-style-name="standard">
      <style:graphic-properties draw:stroke="solid" draw:stroke-dash="Fine_20_Dashed" svg:stroke-width="0.1cm" svg:stroke-color="#000000" draw:marker-end="Arrow" draw:marker-end-width="0.559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="Arrow" draw:marker-start-width="0.559cm" draw:marker-end="Arrow" draw:marker-end-width="0.559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draw:marker-start-width="0.35cm" draw:marker-end="Arrow" draw:marker-end-width="0.559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635cm"/>
    </style:style>
    <style:style style:name="gr22" style:family="graphic" style:parent-style-name="standard">
      <style:graphic-properties svg:stroke-width="0cm" svg:stroke-color="#000000" draw:marker-start-width="0.199cm" draw:marker-end-width="0.199cm" draw:fill="solid" draw:fill-color="#ffffff" draw:textarea-horizontal-align="justify" draw:textarea-vertical-align="middle" draw:auto-grow-height="false" fo:min-height="0cm" fo:min-width="0cm" fo:padding-top="0.124cm" fo:padding-bottom="0.124cm" fo:padding-left="0.249cm" fo:padding-right="0.249cm"/>
    </style:style>
    <style:style style:name="gr23" style:family="graphic" style:parent-style-name="standard">
      <style:graphic-properties draw:stroke="none" svg:stroke-width="0cm" svg:stroke-color="#000000" draw:marker-start-width="0.199cm" draw:marker-end-width="0.199cm" draw:fill="none" draw:fill-color="#ffffff" fo:min-height="1.593cm"/>
    </style:style>
    <style:style style:name="gr24" style:family="graphic" style:parent-style-name="standard">
      <style:graphic-properties draw:stroke="none" svg:stroke-width="0cm" svg:stroke-color="#000000" draw:marker-start-width="0.199cm" draw:marker-end-width="0.199cm" draw:fill="solid" draw:fill-color="#000000" draw:textarea-horizontal-align="center" draw:textarea-vertical-align="middle" fo:min-height="3.132cm" draw:shadow="hidden"/>
    </style:style>
    <style:style style:name="gr25" style:family="graphic" style:parent-style-name="standard">
      <style:graphic-properties draw:stroke="none" svg:stroke-color="#000000" draw:fill="none" draw:fill-color="#ffffff" fo:min-height="1.274cm"/>
    </style:style>
    <style:style style:name="gr26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27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28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29" style:family="graphic" style:parent-style-name="standard">
      <style:graphic-properties draw:stroke="none" svg:stroke-color="#ff3333" draw:fill="none" draw:fill-color="#ffffff" fo:min-height="1.147cm"/>
    </style:style>
    <style:style style:name="gr30" style:family="graphic" style:parent-style-name="standard">
      <style:graphic-properties draw:stroke="none" svg:stroke-color="#ff3333" draw:fill="none" draw:fill-color="#ffffff" fo:min-height="1.02cm"/>
    </style:style>
    <style:style style:name="gr31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102cm" svg:stroke-color="#ff3333" draw:marker-start-width="0.509cm" draw:marker-end="Arrow" draw:marker-end-width="0.559cm" draw:fill="none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objectwithoutfill">
      <style:graphic-properties svg:stroke-width="0.102cm" svg:stroke-color="#ff3333" draw:marker-start-width="0.352cm" draw:marker-end="Arrow" draw:marker-end-width="0.559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66pt" fo:font-weight="normal" style:font-size-asian="66pt" style:font-weight-asian="normal" style:font-size-complex="66pt" style:font-weight-complex="normal"/>
    </style:style>
    <style:style style:name="P6" style:family="paragraph">
      <style:paragraph-properties fo:text-align="center"/>
      <style:text-properties fo:color="#666666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176cm" svg:height="1.397cm" svg:x="1.389cm" svg:y="1.79cm">
          <draw:text-box>
            <text:p text:style-name="P1"><text:span text:style-name="T1">Vulnerabilities</text:span></text:p>
          </draw:text-box>
        </draw:frame>
        <draw:g xml:id="id1" draw:id="id1">
          <draw:g>
            <draw:g>
              <draw:custom-shape draw:style-name="gr2" draw:text-style-name="P1" draw:layer="layout" svg:width="5.334cm" svg:height="8.128cm" svg:x="25.643cm" svg:y="8.192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frame draw:style-name="gr1" draw:text-style-name="P2" draw:layer="layout" svg:width="3.048cm" svg:height="1.397cm" svg:x="26.151cm" svg:y="11.367cm">
                <draw:text-box>
                  <text:p><text:span text:style-name="T1">Server</text:span></text:p>
                </draw:text-box>
              </draw:frame>
            </draw:g>
            <draw:g>
              <draw:custom-shape draw:style-name="gr3" draw:text-style-name="P1" draw:layer="layout" svg:width="2.54cm" svg:height="2.413cm" svg:x="31.598cm" svg:y="10.578cm">
                <text:p/>
  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frame draw:style-name="gr4" draw:text-style-name="P3" draw:layer="layout" svg:width="4.826cm" svg:height="1.266cm" svg:x="30.455cm" svg:y="13.249cm">
                <draw:text-box>
                  <text:p text:style-name="P1"><text:span text:style-name="T1">Mining</text:span></text:p>
                </draw:text-box>
              </draw:frame>
            </draw:g>
            <draw:custom-shape draw:style-name="gr5" draw:text-style-name="P1" draw:layer="layout" svg:width="13.081cm" svg:height="12.192cm" svg:x="23.357cm" svg:y="6.541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2.319cm" svg:height="1.397cm" svg:x="24.5cm" svg:y="17.082cm">
              <draw:text-box>
                <text:p text:style-name="P1"><text:span text:style-name="T1">Data Center</text:span></text:p>
              </draw:text-box>
            </draw:frame>
          </draw:g>
          <draw:frame draw:style-name="gr6" draw:text-style-name="P3" draw:layer="layout" svg:width="1.651cm" svg:height="1.27cm" svg:x="23.905cm" svg:y="7.332cm">
            <draw:text-box>
              <text:p text:style-name="P1"><text:span text:style-name="T1">(e)</text:span></text:p>
            </draw:text-box>
          </draw:frame>
        </draw:g>
        <draw:line draw:style-name="gr7" draw:text-style-name="P1" draw:layer="layout" svg:x1="42.716cm" svg:y1="1.508cm" svg:x2="42.716cm" svg:y2="40.116cm">
          <text:p/>
        </draw:line>
        <draw:connector draw:style-name="gr8" draw:text-style-name="P1" draw:layer="layout" svg:x1="30.088cm" svg:y1="27.107cm" svg:x2="30.088cm" svg:y2="18.733cm" draw:end-shape="id1" svg:d="M30088 27107v-8374" svg:viewBox="0 0 1 8375">
          <text:p/>
        </draw:connector>
        <draw:custom-shape draw:style-name="gr9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9.167cm" svg:y1="1.559cm" svg:x2="19.167cm" svg:y2="40.167cm">
          <text:p/>
        </draw:line>
        <draw:g xml:id="id4" draw:id="id4">
          <draw:g>
            <draw:g>
              <draw:line draw:style-name="gr10" draw:text-style-name="P1" draw:layer="layout" svg:x1="50.328cm" svg:y1="29.978cm" svg:x2="50.328cm" svg:y2="33.027cm">
                <text:p/>
              </draw:line>
              <draw:line draw:style-name="gr11" draw:text-style-name="P1" draw:layer="layout" svg:x1="48.994cm" svg:y1="30.914cm" svg:x2="51.661cm" svg:y2="30.914cm">
                <text:p/>
              </draw:line>
              <draw:line draw:style-name="gr11" draw:text-style-name="P1" draw:layer="layout" svg:x1="48.994cm" svg:y1="33.974cm" svg:x2="50.328cm" svg:y2="32.958cm">
                <text:p/>
              </draw:line>
              <draw:line draw:style-name="gr11" draw:text-style-name="P1" draw:layer="layout" svg:x1="51.661cm" svg:y1="33.963cm" svg:x2="50.351cm" svg:y2="32.979cm">
                <text:p/>
              </draw:line>
              <draw:custom-shape draw:style-name="gr12" draw:text-style-name="P1" draw:layer="layout" svg:width="1.778cm" svg:height="1.525cm" svg:x="49.439cm" svg:y="28.3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47.905cm" svg:y="34.101cm">
                <draw:text-box>
                  <text:p text:style-name="P1"><text:span text:style-name="T1">Local Authority</text:span></text:p>
                </draw:text-box>
              </draw:frame>
            </draw:g>
            <draw:frame draw:style-name="gr6" draw:text-style-name="P3" draw:layer="layout" svg:width="1.651cm" svg:height="1.27cm" svg:x="48.051cm" svg:y="27.543cm">
              <draw:text-box>
                <text:p text:style-name="P1"><text:span text:style-name="T1">(c)</text:span></text:p>
              </draw:text-box>
            </draw:frame>
          </draw:g>
          <draw:custom-shape draw:style-name="gr5" draw:text-style-name="P1" draw:layer="layout" svg:width="9.779cm" svg:height="10.398cm" svg:x="45.619cm" svg:y="26.797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g>
            <draw:g>
              <draw:custom-shape draw:style-name="gr2" draw:text-style-name="P1" draw:layer="layout" svg:width="8.89cm" svg:height="5.08cm" svg:x="46.378cm" svg:y="9.61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3.429cm" svg:height="1.27cm" svg:x="51.204cm" svg:y="12.91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4" draw:text-style-name="P1" draw:layer="layout" svg:width="3.048cm" svg:height="2.159cm" svg:x="51.331cm" svg:y="10.372cm">
                  <text:p/>
                  <draw:enhanced-geometry draw:glue-point-type="segments" draw:type="mso-spt100" draw:modifiers="-95.0324229871727 -17.526626999665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custom-shape draw:style-name="gr15" draw:text-style-name="P1" draw:layer="layout" svg:width="3.048cm" svg:height="2.159cm" svg:x="51.458cm" svg:y="10.245cm">
                  <text:p/>
                  <draw:enhanced-geometry draw:glue-point-type="segments" draw:type="mso-spt100" draw:modifiers="-17.3084574399264 -95.179371568276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</draw:g>
              <draw:g>
                <draw:custom-shape draw:style-name="gr2" draw:text-style-name="P1" draw:layer="layout" svg:width="3.937cm" svg:height="2.54cm" svg:x="46.759cm" svg:y="11.642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g>
                    <draw:line draw:style-name="gr16" draw:text-style-name="P1" draw:layer="layout" svg:x1="47.034cm" svg:y1="11.96cm" svg:x2="47.034cm" svg:y2="13.865cm">
                      <text:p/>
                    </draw:line>
                    <draw:line draw:style-name="gr16" draw:text-style-name="P1" draw:layer="layout" svg:x1="47.034cm" svg:y1="13.865cm" svg:x2="50.422cm" svg:y2="13.865cm">
                      <text:p/>
                    </draw:line>
                  </draw:g>
                  <draw:custom-shape draw:style-name="gr17" draw:text-style-name="P1" draw:layer="layout" svg:width="3.175cm" svg:height="1.27cm" svg:x="47.12cm" svg:y="12.504cm">
                    <text:p/>
      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</draw:g>
              <draw:custom-shape draw:style-name="gr17" draw:text-style-name="P1" draw:layer="layout" svg:width="3.937cm" svg:height="1.27cm" svg:x="46.759cm" svg:y="9.991cm">
                <text:p/>
                <draw:enhanced-geometry svg:viewBox="0 0 21600 21600" draw:type="rectangle" draw:enhanced-path="M 0 0 L 21600 0 21600 21600 0 21600 0 0 Z N"/>
              </draw:custom-shape>
              <draw:frame draw:style-name="gr6" draw:text-style-name="P3" draw:layer="layout" svg:width="8.89cm" svg:height="1.27cm" svg:x="46.378cm" svg:y="15.071cm">
                <draw:text-box>
                  <text:p text:style-name="P1"><text:span text:style-name="T1">Report Tool</text:span></text:p>
                </draw:text-box>
              </draw:frame>
            </draw:g>
            <draw:frame draw:style-name="gr6" draw:text-style-name="P3" draw:layer="layout" svg:width="2.286cm" svg:height="1.27cm" svg:x="44.6cm" svg:y="8.432cm">
              <draw:text-box>
                <text:p text:style-name="P1"><text:span text:style-name="T1">(f)</text:span></text:p>
              </draw:text-box>
            </draw:frame>
          </draw:g>
          <draw:custom-shape draw:style-name="gr5" draw:text-style-name="P1" draw:layer="layout" svg:width="11.811cm" svg:height="10.779cm" svg:x="44.605cm" svg:y="7.248cm">
            <text:p/>
            <draw:enhanced-geometry svg:viewBox="0 0 21600 21600" draw:type="rectangle" draw:enhanced-path="M 0 0 L 21600 0 21600 21600 0 21600 0 0 Z N"/>
          </draw:custom-shape>
        </draw:g>
        <draw:connector draw:style-name="gr18" draw:text-style-name="P1" draw:layer="layout" svg:x1="9.09cm" svg:y1="27.67cm" svg:x2="9.09cm" svg:y2="17.638cm" draw:start-shape="id2" draw:start-glue-point="0" draw:end-shape="id3" draw:end-glue-point="2" svg:d="M9090 27670v-10032" svg:viewBox="0 0 1 10033">
          <text:p/>
        </draw:connector>
        <draw:connector draw:style-name="gr18" draw:text-style-name="P1" draw:layer="layout" svg:x1="50.508cm" svg:y1="26.797cm" svg:x2="50.508cm" svg:y2="18.027cm" draw:start-shape="id4" draw:start-glue-point="0" draw:end-shape="id5" draw:end-glue-point="2" svg:d="M50508 26797v-8770" svg:viewBox="0 0 1 8771">
          <text:p/>
        </draw:connector>
        <draw:connector draw:style-name="gr19" draw:text-style-name="P1" draw:layer="layout" svg:x1="15.25cm" svg:y1="12.637cm" svg:x2="23.357cm" svg:y2="12.637cm" draw:start-shape="id3" draw:start-glue-point="1" draw:end-shape="id1" draw:end-glue-point="3" svg:d="M15250 12637h8107" svg:viewBox="0 0 8108 1">
          <text:p/>
        </draw:connector>
        <draw:connector draw:style-name="gr20" draw:text-style-name="P1" draw:layer="layout" svg:x1="44.6cm" svg:y1="12.637cm" svg:x2="36.819cm" svg:y2="12.637cm" draw:start-shape="id5" draw:start-glue-point="3" draw:end-shape="id1" draw:end-glue-point="1" svg:d="M44600 12637h-7781" svg:viewBox="0 0 7782 1">
          <text:p/>
        </draw:connector>
        <draw:frame draw:style-name="gr21" draw:text-style-name="P3" draw:layer="layout" svg:width="4.699cm" svg:height="1.119cm" svg:x="8.193cm" svg:y="22.146cm">
          <draw:text-box>
            <text:p text:style-name="P1"><text:span text:style-name="T1">carries</text:span></text:p>
          </draw:text-box>
        </draw:frame>
        <draw:frame draw:style-name="gr21" draw:text-style-name="P3" draw:layer="layout" svg:width="8.636cm" svg:height="1.987cm" svg:x="15.132cm" svg:y="13.54cm">
          <draw:text-box>
            <text:p text:style-name="P1"><text:span text:style-name="T1">sends sensor data &gt;</text:span></text:p>
            <text:p text:style-name="P1"><text:span text:style-name="T1">&lt; sends information</text:span></text:p>
          </draw:text-box>
        </draw:frame>
        <draw:frame draw:style-name="gr21" draw:text-style-name="P3" draw:layer="layout" svg:width="7.747cm" svg:height="1.119cm" svg:x="36.676cm" svg:y="13.368cm">
          <draw:text-box>
            <text:p text:style-name="P1"><text:span text:style-name="T1">&lt; queries agg. data</text:span></text:p>
          </draw:text-box>
        </draw:frame>
        <draw:frame draw:style-name="gr21" draw:text-style-name="P3" draw:layer="layout" svg:width="7.493cm" svg:height="1.119cm" svg:x="28.368cm" svg:y="22.146cm">
          <draw:text-box>
            <text:p text:style-name="P1"><text:span text:style-name="T1">operates</text:span></text:p>
          </draw:text-box>
        </draw:frame>
        <draw:frame draw:style-name="gr6" draw:text-style-name="P3" draw:layer="layout" svg:width="7.493cm" svg:height="1.27cm" svg:x="49.207cm" svg:y="22.07cm">
          <draw:text-box>
            <text:p text:style-name="P1"><text:span text:style-name="T1">uses</text:span></text:p>
          </draw:text-box>
        </draw:frame>
        <draw:g>
          <draw:g>
            <draw:g>
              <draw:line draw:style-name="gr10" draw:text-style-name="P1" draw:layer="layout" svg:x1="29.893cm" svg:y1="30.343cm" svg:x2="29.893cm" svg:y2="33.392cm">
                <text:p/>
              </draw:line>
              <draw:line draw:style-name="gr11" draw:text-style-name="P1" draw:layer="layout" svg:x1="28.559cm" svg:y1="31.279cm" svg:x2="31.226cm" svg:y2="31.279cm">
                <text:p/>
              </draw:line>
              <draw:line draw:style-name="gr11" draw:text-style-name="P1" draw:layer="layout" svg:x1="28.559cm" svg:y1="34.339cm" svg:x2="29.893cm" svg:y2="33.323cm">
                <text:p/>
              </draw:line>
              <draw:line draw:style-name="gr11" draw:text-style-name="P1" draw:layer="layout" svg:x1="31.226cm" svg:y1="34.328cm" svg:x2="29.916cm" svg:y2="33.344cm">
                <text:p/>
              </draw:line>
              <draw:custom-shape draw:style-name="gr12" draw:text-style-name="P1" draw:layer="layout" svg:width="1.778cm" svg:height="1.525cm" svg:x="29.004cm" svg:y="28.7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27.47cm" svg:y="34.466cm">
                <draw:text-box>
                  <text:p text:style-name="P1"><text:span text:style-name="T1">System Provider</text:span></text:p>
                </draw:text-box>
              </draw:frame>
            </draw:g>
            <draw:frame draw:style-name="gr6" draw:text-style-name="P3" draw:layer="layout" svg:width="1.651cm" svg:height="1.27cm" svg:x="27.616cm" svg:y="27.908cm">
              <draw:text-box>
                <text:p text:style-name="P1"><text:span text:style-name="T1">(b)</text:span></text:p>
              </draw:text-box>
            </draw:frame>
          </draw:g>
          <draw:custom-shape draw:style-name="gr5" draw:text-style-name="P1" draw:layer="layout" svg:width="9.779cm" svg:height="10.398cm" svg:x="25.184cm" svg:y="27.162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g>
            <draw:g>
              <draw:line draw:style-name="gr10" draw:text-style-name="P1" draw:layer="layout" svg:x1="8.91cm" svg:y1="30.851cm" svg:x2="8.91cm" svg:y2="33.9cm">
                <text:p/>
              </draw:line>
              <draw:line draw:style-name="gr11" draw:text-style-name="P1" draw:layer="layout" svg:x1="7.576cm" svg:y1="31.787cm" svg:x2="10.243cm" svg:y2="31.787cm">
                <text:p/>
              </draw:line>
              <draw:line draw:style-name="gr11" draw:text-style-name="P1" draw:layer="layout" svg:x1="7.576cm" svg:y1="34.847cm" svg:x2="8.91cm" svg:y2="33.831cm">
                <text:p/>
              </draw:line>
              <draw:line draw:style-name="gr11" draw:text-style-name="P1" draw:layer="layout" svg:x1="10.243cm" svg:y1="34.836cm" svg:x2="8.933cm" svg:y2="33.852cm">
                <text:p/>
              </draw:line>
              <draw:custom-shape draw:style-name="gr12" draw:text-style-name="P1" draw:layer="layout" svg:width="1.778cm" svg:height="1.525cm" svg:x="8.021cm" svg:y="29.2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6.487cm" svg:y="34.974cm">
                <draw:text-box>
                  <text:p text:style-name="P1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6.633cm" svg:y="28.416cm">
              <draw:text-box>
                <text:p text:style-name="P1"><text:span text:style-name="T1">(a)</text:span></text:p>
              </draw:text-box>
            </draw:frame>
          </draw:g>
          <draw:custom-shape draw:style-name="gr5" draw:text-style-name="P1" draw:layer="layout" svg:width="9.779cm" svg:height="10.398cm" svg:x="4.201cm" svg:y="27.67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g>
            <draw:g>
              <draw:custom-shape draw:style-name="gr22" draw:text-style-name="P1" draw:layer="layout" svg:width="4.318cm" svg:height="6.01cm" svg:x="5.217cm" svg:y="9.1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3" draw:text-style-name="P4" draw:layer="layout" svg:width="3.632cm" svg:height="1.843cm" svg:x="5.619cm" svg:y="12.446cm">
                <draw:text-box>
                  <text:p text:style-name="P1"><text:span text:style-name="T2">Mobile Device</text:span></text:p>
                </draw:text-box>
              </draw:frame>
              <draw:g>
                <draw:path draw:style-name="gr24" draw:text-style-name="P5" draw:layer="layout" svg:width="2.171cm" svg:height="0.634cm" svg:x="6.325cm" svg:y="10.182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24" draw:text-style-name="P5" draw:layer="layout" svg:width="2.171cm" svg:height="0.634cm" svg:x="6.337cm" svg:y="10.957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24" draw:text-style-name="P5" draw:layer="layout" svg:width="2.171cm" svg:height="0.634cm" svg:x="6.35cm" svg:y="11.731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</draw:g>
            </draw:g>
            <draw:frame draw:style-name="gr6" draw:text-style-name="P3" draw:layer="layout" svg:width="1.651cm" svg:height="1.27cm" svg:x="3.541cm" svg:y="8.035cm">
              <draw:text-box>
                <text:p text:style-name="P1"><text:span text:style-name="T1">(d)</text:span></text:p>
              </draw:text-box>
            </draw:frame>
          </draw:g>
          <draw:custom-shape draw:style-name="gr5" draw:text-style-name="P1" draw:layer="layout" svg:width="12.319cm" svg:height="10.002cm" svg:x="2.931cm" svg:y="7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2" draw:layer="layout" svg:width="7.239cm" svg:height="1.524cm" svg:x="4.074cm" svg:y="15.86cm">
            <draw:text-box>
              <text:p><text:span text:style-name="T1">Sensor Collector</text:span></text:p>
            </draw:text-box>
          </draw:frame>
          <draw:g>
            <draw:custom-shape draw:style-name="gr3" draw:text-style-name="P1" draw:layer="layout" svg:width="2.54cm" svg:height="2.413cm" svg:x="11.186cm" svg:y="10.526cm">
              <text:p/>
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4" draw:text-style-name="P3" draw:layer="layout" svg:width="4.826cm" svg:height="1.266cm" svg:x="10.043cm" svg:y="13.197cm">
              <draw:text-box>
                <text:p text:style-name="P1"><text:span text:style-name="T1">Mining</text:span></text:p>
              </draw:text-box>
            </draw:frame>
          </draw:g>
        </draw:g>
        <draw:frame draw:style-name="gr25" draw:text-style-name="P6" xml:id="id9" draw:id="id9" draw:layer="layout" svg:width="4.826cm" svg:height="1.524cm" svg:x="18.31cm" svg:y="11.309cm">
          <draw:text-box>
            <text:p text:style-name="P1"><text:span text:style-name="T3">HTTP</text:span></text:p>
          </draw:text-box>
        </draw:frame>
        <draw:frame draw:style-name="gr25" draw:text-style-name="P6" xml:id="id11" draw:id="id11" draw:layer="layout" svg:width="4.826cm" svg:height="1.524cm" svg:x="39.719cm" svg:y="11.463cm">
          <draw:text-box>
            <text:p text:style-name="P1"><text:span text:style-name="T3">HTTP</text:span></text:p>
          </draw:text-box>
        </draw:frame>
        <draw:g xml:id="id6" draw:id="id6">
          <draw:g>
            <draw:g>
              <draw:line draw:style-name="gr26" draw:text-style-name="P1" draw:layer="layout" svg:x1="40.815cm" svg:y1="22.866cm" svg:x2="40.815cm" svg:y2="25.915cm">
                <text:p/>
              </draw:line>
              <draw:line draw:style-name="gr27" draw:text-style-name="P1" draw:layer="layout" svg:x1="39.481cm" svg:y1="23.802cm" svg:x2="42.148cm" svg:y2="23.802cm">
                <text:p/>
              </draw:line>
              <draw:line draw:style-name="gr27" draw:text-style-name="P1" draw:layer="layout" svg:x1="39.481cm" svg:y1="26.862cm" svg:x2="40.815cm" svg:y2="25.846cm">
                <text:p/>
              </draw:line>
              <draw:line draw:style-name="gr27" draw:text-style-name="P1" draw:layer="layout" svg:x1="42.148cm" svg:y1="26.851cm" svg:x2="40.838cm" svg:y2="25.867cm">
                <text:p/>
              </draw:line>
              <draw:custom-shape draw:style-name="gr28" draw:text-style-name="P1" draw:layer="layout" svg:width="1.778cm" svg:height="1.525cm" svg:x="39.926cm" svg:y="21.2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9" draw:text-style-name="P7" draw:layer="layout" svg:width="4.799cm" svg:height="1.397cm" svg:x="38.392cm" svg:y="26.989cm">
                <draw:text-box>
                  <text:p text:style-name="P1"><text:span text:style-name="T4">Criminal</text:span></text:p>
                </draw:text-box>
              </draw:frame>
            </draw:g>
            <draw:frame draw:style-name="gr30" draw:text-style-name="P7" draw:layer="layout" svg:width="1.651cm" svg:height="1.27cm" svg:x="38.538cm" svg:y="20.431cm">
              <draw:text-box>
                <text:p text:style-name="P1"><text:span text:style-name="T4">(g)</text:span></text:p>
              </draw:text-box>
            </draw:frame>
          </draw:g>
          <draw:custom-shape draw:style-name="gr31" draw:text-style-name="P1" draw:layer="layout" svg:width="8.382cm" svg:height="8.636cm" svg:x="36.741cm" svg:y="20.004cm">
            <text:p/>
            <draw:enhanced-geometry svg:viewBox="0 0 21600 21600" draw:type="rectangle" draw:enhanced-path="M 0 0 L 21600 0 21600 21600 0 21600 0 0 Z N"/>
          </draw:custom-shape>
        </draw:g>
        <draw:connector draw:style-name="gr32" draw:text-style-name="P1" draw:layer="layout" draw:line-skew="-0.667cm" svg:x1="36.741cm" svg:y1="24.322cm" svg:x2="2.931cm" svg:y2="12.637cm" draw:start-shape="id6" draw:start-glue-point="3" draw:end-shape="id3" draw:end-glue-point="3" svg:d="M36741 24322h-34979v-11685h1169" svg:viewBox="0 0 34980 11686">
          <text:p/>
        </draw:connector>
        <draw:custom-shape draw:style-name="gr33" draw:text-style-name="P8" xml:id="id7" draw:id="id7" draw:layer="layout" svg:width="8.382cm" svg:height="2.032cm" svg:x="14.244cm" svg:y="3.303cm">
          <text:p text:style-name="P1"><text:span text:style-name="T5">Explo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svg:x1="14.244cm" svg:y1="4.319cm" svg:x2="9.09cm" svg:y2="7.636cm" draw:start-shape="id7" draw:start-glue-point="3" draw:end-shape="id3" draw:end-glue-point="0" svg:d="M14244 4319h-5154v3317" svg:viewBox="0 0 5155 3318">
          <text:p/>
        </draw:connector>
        <draw:custom-shape draw:style-name="gr33" draw:text-style-name="P8" xml:id="id8" draw:id="id8" draw:layer="layout" svg:width="8.382cm" svg:height="2.032cm" svg:x="14.557cm" svg:y="18.981cm">
          <text:p text:style-name="P1"><text:span text:style-name="T5">Man in the Mid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svg:x1="18.748cm" svg:y1="18.981cm" svg:x2="20.723cm" svg:y2="12.833cm" draw:start-shape="id8" draw:start-glue-point="0" draw:end-shape="id9" draw:end-glue-point="2" svg:d="M18748 18981v-3100h1975v-3048" svg:viewBox="0 0 1976 6149">
          <text:p/>
        </draw:connector>
        <draw:custom-shape draw:style-name="gr33" draw:text-style-name="P8" xml:id="id10" draw:id="id10" draw:layer="layout" svg:width="8.382cm" svg:height="2.032cm" svg:x="45.451cm" svg:y="1.478cm">
          <text:p text:style-name="P1"><text:span text:style-name="T5">Man in the Mid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svg:x1="45.451cm" svg:y1="2.494cm" svg:x2="42.132cm" svg:y2="11.463cm" draw:start-shape="id10" draw:start-glue-point="3" draw:end-shape="id11" draw:end-glue-point="0" svg:d="M45451 2494h-3319v8969" svg:viewBox="0 0 3320 8970">
          <text:p/>
        </draw:connector>
        <draw:frame draw:style-name="gr21" draw:text-style-name="P7" draw:layer="layout" svg:width="7.493cm" svg:height="1.119cm" svg:x="31.607cm" svg:y="3.691cm">
          <draw:text-box>
            <text:p text:style-name="P1"><text:span text:style-name="T4">accesses</text:span></text:p>
          </draw:text-box>
        </draw:frame>
        <draw:connector draw:style-name="gr32" draw:text-style-name="P1" draw:layer="layout" draw:line-skew="-1.103cm" svg:x1="40.932cm" svg:y1="20.004cm" svg:x2="30.088cm" svg:y2="6.541cm" draw:start-shape="id6" draw:start-glue-point="0" draw:end-shape="id1" draw:end-glue-point="0" svg:d="M40932 20004v-15067h-10844v1604" svg:viewBox="0 0 10845 15068">
          <text:p/>
        </draw:connector>
        <draw:connector draw:style-name="gr32" draw:text-style-name="P1" draw:layer="layout" draw:line-skew="0.853cm" svg:x1="45.123cm" svg:y1="24.322cm" svg:x2="56.416cm" svg:y2="12.637cm" draw:start-shape="id6" draw:start-glue-point="1" draw:end-shape="id5" draw:end-glue-point="1" svg:d="M45123 24322h12646v-11685h-1353" svg:viewBox="0 0 12647 11686">
          <text:p/>
        </draw:connector>
        <draw:frame draw:style-name="gr21" draw:text-style-name="P7" draw:layer="layout" svg:width="7.493cm" svg:height="1.119cm" svg:x="44.561cm" svg:y="23.122cm">
          <draw:text-box>
            <text:p text:style-name="P1"><text:span text:style-name="T4">accesses</text:span></text:p>
          </draw:text-box>
        </draw:frame>
        <draw:connector draw:style-name="gr32" draw:text-style-name="P1" draw:layer="layout" svg:x1="22.626cm" svg:y1="4.319cm" svg:x2="30.088cm" svg:y2="6.541cm" draw:start-shape="id7" draw:start-glue-point="1" draw:end-shape="id1" draw:end-glue-point="0" svg:d="M22626 4319h7462v2222" svg:viewBox="0 0 7463 2223">
          <text:p/>
        </draw:connector>
        <draw:frame draw:style-name="gr21" draw:text-style-name="P7" draw:layer="layout" svg:width="7.493cm" svg:height="1.119cm" svg:x="18.399cm" svg:y="23.225cm">
          <draw:text-box>
            <text:p text:style-name="P1"><text:span text:style-name="T4">acces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05T00:48:14.860256768</dc:date>
    <dc:creator>darjeeling </dc:creator>
    <meta:editing-duration>PT32M26S</meta:editing-duration>
    <meta:editing-cycles>19</meta:editing-cycles>
    <meta:generator>LibreOffice/4.2.6.3$Linux_X86_64 LibreOffice_project/420m0$Build-3</meta:generator>
    <meta:document-statistic meta:object-count="119"/>
  </office:meta>
</office:document-meta>
</file>